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_FrameValid<text:tab/>&lt;=<text:tab/>inputFrameValid;</text:p>
      <text:p text:style-name="Standard">// 1</text:p>
      <text:p text:style-name="Standard">if( ({Pre_FrameValid,inputFrameValid}==2'b01) &amp;&amp; mSTART )</text:p>
      <text:p text:style-name="Standard"><text:tab/>mCCD_FrameValid<text:tab/>&lt;=<text:tab/>1;</text:p>
      <text:p text:style-name="Standard">// 2</text:p>
      <text:p text:style-name="Standard">else if({Pre_FrameValid,inputFrameValid}==2'b10)</text:p>
      <text:p text:style-name="Standard"><text:tab/>mCCD_FrameValid<text:tab/>&lt;=<text:tab/>0; // Bylo nie okej ale jest okrej -&gt; okej</text:p>
      <text:p text:style-name="Standard">mCCD_LineValid<text:tab/>&lt;=<text:tab/>inputLineValid; // To po prostu prypisanie</text:p>
      <text:p text:style-name="Standard">// 3</text:p>
      <text:p text:style-name="Standard">if(mCCD_FrameValid)</text:p>
      <text:p text:style-name="Standard">begin</text:p>
      <text:p text:style-name="Standard"><text:tab/>// 4</text:p>
      <text:p text:style-name="Standard"><text:tab/>if(mCCD_LineValid)</text:p>
      <text:p text:style-name="Standard"><text:tab/>begin // Tutaj frame jest valid i line jest valid</text:p>
      <text:p text:style-name="Standard"><text:tab/><text:tab/>//5</text:p>
      <text:p text:style-name="Standard"><text:tab/><text:tab/>if(X_Counter &lt; (COLUMN_WIDTH-1))</text:p>
      <text:p text:style-name="Standard"><text:tab/><text:tab/><text:tab/>X_Counter<text:tab/>&lt;=<text:tab/>X_Counter+1;</text:p>
      <text:p text:style-name="Standard"><text:tab/><text:tab/>else</text:p>
      <text:p text:style-name="Standard"><text:tab/><text:tab/>//6</text:p>
      <text:p text:style-name="Standard"><text:tab/><text:tab/>begin</text:p>
      <text:p text:style-name="Standard"><text:tab/><text:tab/><text:tab/>X_Counter<text:tab/>&lt;=<text:tab/>0;</text:p>
      <text:p text:style-name="Standard"><text:tab/><text:tab/><text:tab/>Y_Counter<text:tab/>&lt;=<text:tab/>Y_Counter+1;</text:p>
      <text:p text:style-name="Standard"><text:tab/><text:tab/>end</text:p>
      <text:p text:style-name="Standard"><text:tab/>end</text:p>
      <text:p text:style-name="Standard">end</text:p>
      <text:p text:style-name="Standard"><text:tab/>// 7</text:p>
      <text:p text:style-name="Standard"><text:tab/>else</text:p>
      <text:p text:style-name="Standard"><text:tab/>begin // Tutaj jezeli frame nie jest valid</text:p>
      <text:p text:style-name="Standard"><text:tab/><text:tab/>X_Counter<text:tab/>&lt;=<text:tab/>0;</text:p>
      <text:p text:style-name="Standard"><text:tab/><text:tab/>Y_Counter<text:tab/>&lt;=<text:tab/>0;</text:p>
      <text:p text:style-name="Standard"><text:tab/><text:tab/>// Minelismy cala klatke</text:p>
      <text:p text:style-name="Standard"><text:tab/>end</text:p>
      <text:p text:style-name="Standard"/>
      <text:p text:style-name="Standard">Ten fragment kodu pokazuje jak kontrolujemy miejsce, w którym jesteśmy na matrycy kamery tzn. miejsce gdzie odbieramy obraz.</text:p>
      <text:p text:style-name="Standard">Na początku (1,2) sprawdzamy jak zmieniła się flaga Frame_Valid. Jeśli zmienił się z 0 na 1: </text:p>
      <text:p text:style-name="Standard">ustawiamy, że jesteśmy w aktywnym obszarze i te piksele będą dobre.</text:p>
      <text:p text:style-name="Standard">Jeśli jednak stan zmienił się z 1 na 0 to wyszliśmy już z aktywnego obszaru i frame nie jest już dobry, a odbierane piksele nic dla nas nie znaczą.</text:p>
      <text:p text:style-name="Standard">Jeśli jesteśmy w aktywnym obszarze (3) sprawdzamy czy nie wyszliśmy już do przyciemnionych kolumn (4). Jeśli jesteśmy na linii z każdym clockiem zwiększamy X_Counter (5). Jeśli już jednak wyjdziemy poza aktywny obszar ustawiony przez nas zerujemy X_Counter i przechodzimy do nastęnego wierza inkrementując Y_Counter.</text:p>
      <text:p text:style-name="Standard">Jeżeli wyszliśmy poza klatkę (7) zaczynać będziemy kolejną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Grabiański</meta:initial-creator>
    <meta:creation-date>2015-12-16T13:05:33.23</meta:creation-date>
    <dc:date>2015-12-16T13:26:16.77</dc:date>
    <dc:creator>Rafał Grabiański</dc:creator>
    <meta:editing-duration>PT20M37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1" meta:paragraph-count="38" meta:word-count="221" meta:character-count="1461"/>
  </office:meta>
</office:document-meta>
</file>